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text-properties fo:font-size="10pt" officeooo:rsid="0000e603" officeooo:paragraph-rsid="0000e603" style:font-size-asian="8.75pt" style:font-size-complex="10pt"/>
    </style:style>
    <style:style style:name="P3" style:family="paragraph" style:parent-style-name="Standard">
      <style:text-properties style:use-window-font-color="true" loext:opacity="0%" fo:font-size="10pt" officeooo:rsid="0000e603" officeooo:paragraph-rsid="00076191" fo:background-color="#d93355" style:font-size-asian="8.75pt" style:font-size-complex="10pt"/>
    </style:style>
    <style:style style:name="P4" style:family="paragraph" style:parent-style-name="Standard">
      <style:text-properties style:use-window-font-color="true" loext:opacity="0%" fo:font-size="10pt" officeooo:rsid="0000e603" officeooo:paragraph-rsid="0000e603" fo:background-color="#d93355" style:font-size-asian="8.75pt" style:font-size-complex="10pt"/>
    </style:style>
    <style:style style:name="P5" style:family="paragraph" style:parent-style-name="Standard">
      <style:text-properties style:use-window-font-color="true" loext:opacity="0%" fo:font-size="10pt" officeooo:rsid="0001593b" officeooo:paragraph-rsid="0001593b" fo:background-color="#d93355" style:font-size-asian="8.75pt" style:font-size-complex="10pt"/>
    </style:style>
    <style:style style:name="P6" style:family="paragraph" style:parent-style-name="Standard">
      <style:text-properties style:use-window-font-color="true" loext:opacity="0%" fo:font-size="10pt" officeooo:rsid="00076191" officeooo:paragraph-rsid="00076191" fo:background-color="transparent" style:font-size-asian="8.75pt" style:font-size-complex="10pt"/>
    </style:style>
    <style:style style:name="P7" style:family="paragraph" style:parent-style-name="Standard">
      <style:text-properties style:use-window-font-color="true" loext:opacity="0%" fo:font-size="10pt" officeooo:rsid="0000e603" officeooo:paragraph-rsid="0000e603" fo:background-color="transparent" style:font-size-asian="8.75pt" style:font-size-complex="10pt"/>
    </style:style>
    <style:style style:name="P8" style:family="paragraph" style:parent-style-name="Standard">
      <style:text-properties style:use-window-font-color="true" loext:opacity="0%" fo:font-size="10pt" officeooo:rsid="0000e603" officeooo:paragraph-rsid="00076191" fo:background-color="transparent" style:font-size-asian="8.75pt" style:font-size-complex="10pt"/>
    </style:style>
    <style:style style:name="P9" style:family="paragraph" style:parent-style-name="Standard">
      <style:text-properties style:use-window-font-color="true" loext:opacity="0%" fo:font-size="10pt" officeooo:rsid="0000e603" officeooo:paragraph-rsid="00086682" fo:background-color="transparent" style:font-size-asian="8.75pt" style:font-size-complex="10pt"/>
    </style:style>
    <style:style style:name="P10" style:family="paragraph" style:parent-style-name="Standard">
      <style:text-properties style:use-window-font-color="true" loext:opacity="0%" fo:font-size="10pt" officeooo:rsid="00086682" officeooo:paragraph-rsid="00086682" fo:background-color="transparent" style:font-size-asian="8.75pt" style:font-size-complex="10pt"/>
    </style:style>
    <style:style style:name="P11" style:family="paragraph" style:parent-style-name="Standard">
      <style:text-properties style:use-window-font-color="true" loext:opacity="0%" fo:font-size="10pt" officeooo:rsid="00099a77" officeooo:paragraph-rsid="00099a77" fo:background-color="transparent" style:font-size-asian="8.75pt" style:font-size-complex="10pt"/>
    </style:style>
    <style:style style:name="P12" style:family="paragraph" style:parent-style-name="Standard">
      <style:text-properties style:use-window-font-color="true" loext:opacity="0%" fo:font-size="10pt" officeooo:rsid="000c4aec" officeooo:paragraph-rsid="000c4aec" fo:background-color="transparent" style:font-size-asian="8.75pt" style:font-size-complex="10pt"/>
    </style:style>
    <style:style style:name="P13" style:family="paragraph" style:parent-style-name="Text_20_body">
      <style:text-properties style:use-window-font-color="true" loext:opacity="0%" fo:font-size="10pt" officeooo:rsid="000c4aec" officeooo:paragraph-rsid="000c4aec" fo:background-color="transparent" style:font-size-asian="8.75pt" style:font-size-complex="10pt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>
      <style:text-properties officeooo:paragraph-rsid="00086682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T1" style:family="text">
      <style:text-properties officeooo:rsid="0002b981"/>
    </style:style>
    <style:style style:name="T2" style:family="text">
      <style:text-properties officeooo:rsid="00048bb0"/>
    </style:style>
    <style:style style:name="T3" style:family="text">
      <style:text-properties officeooo:rsid="00060c6e"/>
    </style:style>
    <style:style style:name="T4" style:family="text">
      <style:text-properties officeooo:rsid="00076191"/>
    </style:style>
    <style:style style:name="T5" style:family="text">
      <style:text-properties officeooo:rsid="00086682"/>
    </style:style>
    <style:style style:name="T6" style:family="text">
      <style:text-properties style:use-window-font-color="true" loext:opacity="0%" fo:font-size="10pt" officeooo:rsid="00086682" fo:background-color="transparent" loext:char-shading-value="0" style:font-size-asian="8.75pt" style:font-size-complex="10pt"/>
    </style:style>
    <style:style style:name="T7" style:family="text">
      <style:text-properties style:use-window-font-color="true" loext:opacity="0%" officeooo:rsid="00086682" fo:background-color="transparent" loext:char-shading-value="0"/>
    </style:style>
    <style:style style:name="T8" style:family="text">
      <style:text-properties style:use-window-font-color="true" loext:opacity="0%" fo:font-size="8pt" officeooo:rsid="00086682" fo:background-color="transparent" loext:char-shading-value="0" style:font-size-asian="8pt" style:font-size-complex="8pt"/>
    </style:style>
    <style:style style:name="T9" style:family="text">
      <style:text-properties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ropdown sie rozwija ale po wybraniu jednostki cała strona sie przełądowuje - bardzo długo to trwa, wraca do poczatku (lewy górny róg) a nowa jednostka i tak sie nie zapisuje. Da sie to jakoś ulepszyć? przychodzi mi AJAX do głowy ale ja sie na tym nie znam - Ty w takich sprawach decydujesz. Weż też pod uwagę że bedziemy edytować nie tylko units, ale każdą komorkę bazy, wiec takie zachowanie jest niedopuszczalne. Strona musi pozostać w takim położeniu jak była. I jeszcze jedno. Używam ciemnego motywu, który po każdym przeładowaniu robi sie biały na kilka sekund, w tym czasie widać że strona sie ładuje i na końcu jak już wszystko jest zmienia sie kolor na ciemny. masakra... :)</text:p>
      <text:p text:style-name="P2"/>
      <text:p text:style-name="P2">***************** <text:span text:style-name="T1">DONE</text:span></text:p>
      <text:p text:style-name="P1"/>
      <text:p text:style-name="P1">wow to działa... możesz mi jescze poprawić ten brzydki wygląd okienka wyboru unit?</text:p>
      <text:p text:style-name="P1"/>
      <text:p text:style-name="P2">*****************<text:span text:style-name="T1">DONE</text:span></text:p>
      <text:p text:style-name="P2">Ten trójkącik dropdown jest jakis dziwny.. wogole nie jak trojkacik</text:p>
      <text:p text:style-name="P2"/>
      <text:p text:style-name="P2">*****************<text:span text:style-name="T2">DONE – pominiete trojkacik ne był dziwny...</text:span></text:p>
      <text:p text:style-name="P2">przenieś na prawo - na koniec kolumne reorder</text:p>
      <text:p text:style-name="P2"/>
      <text:p text:style-name="P2">*****************<text:span text:style-name="T2">DONE</text:span></text:p>
      <text:p text:style-name="P2">zamrozimy teraz kolumny Rck Sh Box , podobnie ak nagłówek tabeli</text:p>
      <text:p text:style-name="P2"/>
      <text:p text:style-name="P2">*****************<text:span text:style-name="T2">DONE</text:span></text:p>
      <text:p text:style-name="P2">nagłówki się nie zamroziły</text:p>
      <text:p text:style-name="P2"/>
      <text:p text:style-name="P2">*****************<text:span text:style-name="T2">DONE</text:span></text:p>
      <text:p text:style-name="P2">daj mi cale table css</text:p>
      <text:p text:style-name="P2"/>
      <text:p text:style-name="P2">*****************<text:span text:style-name="T2">DONE </text:span><text:span text:style-name="T3">zipped 2.3</text:span></text:p>
      <text:p text:style-name="P2">teraz tak jak rozwiazalas jednostki, rozwiaż również kolumnę group - ma sie zachowywać analogicznie, zaplecze, dropdown, przepisanie do bazy, nowy model, klucz itd Ty jesteś ekspertem od kodu ja od projektu :) Tylko znow, zanim podasz mi kod, przejrzyj go prosze swoim elektro- neuronowym kompilatorem bzzz bzzz bibibi .... powodzenia</text:p>
      <text:p text:style-name="P2"/>
      <text:p text:style-name="P2">***************** <text:span text:style-name="T4">DONE </text:span></text:p>
      <text:p text:style-name="P2">daj mi całe poprawione table.css</text:p>
      <text:p text:style-name="P2"/>
      <text:p text:style-name="P3">***************** <text:span text:style-name="T4">DONE ZIP V2.4</text:span></text:p>
      <text:p text:style-name="P4">wprowadzić inline editing z AJAX-em (jak Google Sheets) w backendzie wogole nie chcemy miec naszej tabelki, usun ja stamtad. ponieważ robilismy to już a ja sie zgubilem, robimy to jeszcze raz. zebym sie teraz nie zgubil, to najpierw powiedz mi ktore pliki musimy wyedytować po kolei, czyli podaj mi np: 1. hgfbidgh.html 2. iodufhgdfoi.py itd :) potem- w nastepnych promptach bede cie po kolei prosil o te pliki W CAŁOŚCI. Nie podawaj mi fragmentow do podmiany bo oboe sie zgubimy.</text:p>
      <text:p text:style-name="P4"/>
      <text:p text:style-name="P4">******************</text:p>
      <text:p text:style-name="P4">daj mi teraz cały admin.py</text:p>
      <text:p text:style-name="P4">daj mi teraz cały views.py</text:p>
      <text:p text:style-name="P4">daj mi cały core/urls.py</text:p>
      <text:p text:style-name="P4">daj mi cały home.html z inline editingiem</text:p>
      <text:p text:style-name="P4">daj mi cały base.html z obsługą inline editingu</text:p>
      <text:p text:style-name="P4"><text:s text:c="4"/>6. engine/static/css/table.css</text:p>
      <text:p text:style-name="P4"><text:s text:c="8"/>◦ dopieścimy styl:</text:p>
      <text:p text:style-name="P4"><text:s text:c="12"/>▪ wyróżnienie komórki edytowalnej (hover, focus),</text:p>
      <text:p text:style-name="P4"><text:s text:c="12"/>▪ np. delikatna ramka przy edycji,</text:p>
      <text:p text:style-name="P4"><text:s text:c="12"/>▪ żeby inline-edit nie rozwalał szerokości tabeli.</text:p>
      <text:p text:style-name="P4"/>
      <text:p text:style-name="P5">********************</text:p>
      <text:p text:style-name="P5">wyskakuje n stronie : Ta witryna jest nieosiągalna Serwer 127.0.0.1 odrzucił połączenie. </text:p>
      <text:p text:style-name="P5"/>
      <text:p text:style-name="P6">******************** UNDONE</text:p>
      <text:p text:style-name="P6"/>
      <text:p text:style-name="P8">w backendzie wogole nie chcemy miec naszej tabelki inventory items, usun ja stamtad.</text:p>
      <text:p text:style-name="P8"/>
      <text:p text:style-name="P10">******************** DONE</text:p>
      <text:p text:style-name="P9"><text:span text:style-name="T5">Zrobimy teraz</text:span> inline editing z AJAX-em (jak Google Sheets)</text:p>
      <text:p text:style-name="P10">podaj mi tylko numerowaną listę plików które teraz zmienimy, bez żadnego dodatkowego komentarza. Potem będę Cie kolejno prosił o te pliki. </text:p>
      <text:p text:style-name="P10">--------</text:p>
      <text:list text:style-name="L7">
        <text:list-item>
          <text:p text:style-name="P18"><text:span text:style-name="Source_20_Text"><text:span text:style-name="T8">engine/inventory/views.py</text:span></text:span></text:p>
        </text:list-item>
      </text:list>
      <text:list text:style-name="L3">
        <text:list-item>
          <text:p text:style-name="P14"><text:span text:style-name="Source_20_Text"><text:span text:style-name="T9">engine/core/urls.py</text:span></text:span></text:p>
        </text:list-item>
      </text:list>
      <text:list text:style-name="L4">
        <text:list-item>
          <text:p text:style-name="P15"><text:span text:style-name="Source_20_Text"><text:span text:style-name="T9">engine/templates/home.html</text:span></text:span></text:p>
        </text:list-item>
      </text:list>
      <text:list text:style-name="L5">
        <text:list-item>
          <text:p text:style-name="P16"><text:span text:style-name="Source_20_Text"><text:span text:style-name="T9">engine/templates/base.html</text:span></text:span></text:p>
        </text:list-item>
      </text:list>
      <text:list text:style-name="L6">
        <text:list-item>
          <text:p text:style-name="P17"><text:span text:style-name="Source_20_Text"><text:span text:style-name="T9">engine/static/css/table.css</text:span></text:span></text:p>
        </text:list-item>
      </text:list>
      <text:p text:style-name="P10"/>
      <text:p text:style-name="P10">********************</text:p>
      <text:p text:style-name="P10">Jeśli w danym pliku robisz więcej niż jedną poprawkę, podaj mi CAŁY PLIK</text:p>
      <text:p text:style-name="P7"/>
      <text:p text:style-name="P11">tu po kolei wyedytowalem pliki z powyzszej listy</text:p>
      <text:p text:style-name="P11">********************DONE</text:p>
      <text:p text:style-name="P11">Page not found … 404</text:p>
      <text:p text:style-name="P11"/>
      <text:p text:style-name="P12">*********************</text:p>
      <text:p text:style-name="P13"><text:span text:style-name="Source_20_Text">engine/inventory/views.py</text:span></text:p>
      <text:list text:style-name="L9">
        <text:list-item>
          <text:p text:style-name="P19"><text:span text:style-name="Source_20_Text">engine/core/urls.py</text:span></text:p>
        </text:list-item>
      </text:list>
      <text:list text:style-name="L10">
        <text:list-item>
          <text:p text:style-name="P20"><text:span text:style-name="Source_20_Text">engine/templates/home.html</text:span></text:p>
        </text:list-item>
      </text:list>
      <text:list text:style-name="L11">
        <text:list-item>
          <text:p text:style-name="P21"><text:span text:style-name="Source_20_Text">engine/templates/base.html</text:span></text:p>
        </text:list-item>
      </text:list>
      <text:list text:style-name="L12">
        <text:list-item>
          <text:p text:style-name="P22"><text:span text:style-name="Source_20_Text">engine/static/css/table.css</text:span></text:p>
        </text:list-item>
      </text:list>
      <text:p text:style-name="P1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12:48.034608436</meta:creation-date>
    <dc:date>2025-11-28T16:08:22.009392924</dc:date>
    <meta:editing-duration>PT2H25S</meta:editing-duration>
    <meta:editing-cycles>1</meta:editing-cycles>
    <meta:document-statistic meta:table-count="0" meta:image-count="0" meta:object-count="0" meta:page-count="1" meta:paragraph-count="54" meta:word-count="488" meta:character-count="3407" meta:non-whitespace-character-count="2930"/>
    <meta:generator>LibreOffice/24.2.7.2$Linux_X86_64 LibreOffice_project/420$Build-2</meta:generator>
  </office:meta>
</office:document-meta>
</file>